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6" style:family="table-cell" style:parent-style-name="Default" style:data-style-name="N36">
      <style:table-cell-properties style:vertical-align="automatic" fo:wrap-option="wrap" fo:background-color="#FFFFFF"/>
      <style:text-properties fo:color="#FF0000" fo:font-style="italic" style:font-style-asian="italic" style:font-style-complex="italic"/>
    </style:style>
    <style:style style:name="ce17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fo:background-color="#FFFFFF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Default" style:data-style-name="N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0" style:family="table-cell" style:parent-style-name="Default" style:data-style-name="N37">
      <style:table-cell-properties fo:background-color="#FFFFFF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32_3" style:data-style-name="N0">
      <style:table-cell-properties style:vertical-align="automatic" fo:background-color="#FFFFFF"/>
    </style:style>
    <style:style style:name="ce35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8" style:family="table-cell" style:parent-style-name="Normal_32_2" style:data-style-name="N0">
      <style:table-cell-properties style:vertical-align="automatic" fo:background-color="#FFFFFF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4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5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8" style:family="table-cell" style:parent-style-name="Normal_32_2" style:data-style-name="N36">
      <style:table-cell-properties style:vertical-align="automatic" fo:wrap-option="wrap" fo:background-color="#FFFFFF"/>
      <style:text-properties fo:color="#FF0000" fo:font-style="italic" style:font-style-asian="italic" style:font-style-complex="italic"/>
    </style:style>
    <style:style style:name="ce49" style:family="table-cell" style:parent-style-name="Normal_32_2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50" style:family="table-cell" style:parent-style-name="Normal_32_2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52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5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5" style:family="table-cell" style:parent-style-name="Normal_32_2" style:data-style-name="N1">
      <style:table-cell-properties style:vertical-align="automatic" fo:background-color="#FFFFFF"/>
      <style:text-properties fo:font-size="9pt" style:font-size-asian="9pt" style:font-size-complex="9pt"/>
    </style:style>
    <style:style style:name="ce5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9" style:family="table-cell" style:parent-style-name="Normal_32_2" style:data-style-name="N37">
      <style:table-cell-properties style:vertical-align="automatic" fo:background-color="#FFFFFF"/>
    </style:style>
    <style:style style:name="ce60" style:family="table-cell" style:parent-style-name="Normal_32_2" style:data-style-name="N36">
      <style:table-cell-properties style:vertical-align="automatic" fo:background-color="#FFFFFF"/>
    </style:style>
    <style:style style:name="ce61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6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11.25pt" style:use-optimal-row-height="true" fo:break-before="auto"/>
    </style:style>
    <style:style style:name="ro11" style:family="table-row">
      <style:table-row-properties style:row-height="11.45pt" style:use-optimal-row-height="false" fo:break-before="auto"/>
    </style:style>
    <style:style style:name="ro12" style:family="table-row">
      <style:table-row-properties style:row-height="25.9pt" style:use-optimal-row-height="false" fo:break-before="auto"/>
    </style:style>
    <style:style style:name="ro13" style:family="table-row">
      <style:table-row-properties style:row-height="9.6pt" style:use-optimal-row-height="false" fo:break-before="auto"/>
    </style:style>
    <style:style style:name="ro14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24" table:style-name="ta1">
        <table:table-column table:style-name="co1" table:default-cell-style-name="ce7"/>
        <table:table-column table:style-name="co2" table:number-columns-repeated="2" table:default-cell-style-name="ce6"/>
        <table:table-column table:style-name="co3" table:number-columns-repeated="16381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4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8">
            <text:p>Details of involvement and injuries sustained in road accidents in previous 3 years: England, 2014/16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10"/>
          <table:table-cell table:style-name="ce11"/>
          <table:table-cell table:number-columns-repeated="16381"/>
        </table:table-row>
        <table:table-row table:style-name="ro4">
          <table:table-cell table:style-name="ce7"/>
          <table:table-cell office:value-type="string" table:number-columns-spanned="2" table:number-rows-spanned="1" table:style-name="ce32">
            <text:p>Percentage</text:p>
          </table:table-cell>
          <table:covered-table-cell/>
          <table:table-cell table:number-columns-repeated="16381"/>
        </table:table-row>
        <table:table-row table:style-name="ro5">
          <table:table-cell table:style-name="ce12"/>
          <table:table-cell office:value-type="string" table:style-name="ce13">
            <text:p>Injury accident</text:p>
          </table:table-cell>
          <table:table-cell office:value-type="string" table:style-name="ce13">
            <text:p>Non-injury accident</text:p>
          </table:table-cell>
          <table:table-cell table:number-columns-repeated="16381" table:style-name="ce7"/>
        </table:table-row>
        <table:table-row table:style-name="ro6">
          <table:table-cell office:value-type="string" table:style-name="ce7">
            <text:p>Respondent was:</text:p>
          </table:table-cell>
          <table:table-cell table:number-columns-repeated="2" table:style-name="ce14"/>
          <table:table-cell table:number-columns-repeated="16381"/>
        </table:table-row>
        <table:table-row table:style-name="ro2">
          <table:table-cell office:value-type="string" table:style-name="ce7">
            <text:p>Car occupant</text:p>
          </table:table-cell>
          <table:table-cell office:value-type="float" office:value="66.249266588311357" table:style-name="ce15">
            <text:p>66</text:p>
          </table:table-cell>
          <table:table-cell office:value-type="float" office:value="89.781709173462076" table:style-name="ce15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yclist</text:p>
          </table:table-cell>
          <table:table-cell office:value-type="float" office:value="16.619394124787014" table:style-name="ce15">
            <text:p>17</text:p>
          </table:table-cell>
          <table:table-cell office:value-type="float" office:value="2.5722941715957206" table:style-name="ce1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Motorcyclist</text:p>
          </table:table-cell>
          <table:table-cell office:value-type="float" office:value="5.7947805717397722" table:style-name="ce15">
            <text:p>6</text:p>
          </table:table-cell>
          <table:table-cell office:value-type="float" office:value="0.95615402057137344" table:style-name="ce1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Pedestrian</text:p>
          </table:table-cell>
          <table:table-cell office:value-type="float" office:value="7.4442880733487566" table:style-name="ce15">
            <text:p>7</text:p>
          </table:table-cell>
          <table:table-cell office:value-type="float" office:value="1.892514483200072" table:style-name="ce15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On / in another vehicle</text:p>
          </table:table-cell>
          <table:table-cell office:value-type="float" office:value="3.8922706418130835" table:style-name="ce15">
            <text:p>4</text:p>
          </table:table-cell>
          <table:table-cell office:value-type="float" office:value="4.7973281511707686" table:style-name="ce15">
            <text:p>5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otal</text:p>
          </table:table-cell>
          <table:table-cell office:value-type="float" office:value="99.999999999999986" table:style-name="ce15">
            <text:p>100</text:p>
          </table:table-cell>
          <table:table-cell office:value-type="float" office:value="100.00000000000001" table:style-name="ce15">
            <text:p>100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ype of injury experienced<text:span text:style-name="T2">1</text:span>:</text:p>
          </table:table-cell>
          <table:table-cell table:number-columns-repeated="2" table:style-name="ce16"/>
          <table:table-cell table:number-columns-repeated="16381" table:style-name="ce6"/>
        </table:table-row>
        <table:table-row table:style-name="ro2">
          <table:table-cell office:value-type="string" table:style-name="ce7">
            <text:p>Whiplash</text:p>
          </table:table-cell>
          <table:table-cell office:value-type="float" office:value="50.995930358808693" table:style-name="ce15">
            <text:p>51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Minor bruising or minor cuts</text:p>
          </table:table-cell>
          <table:table-cell office:value-type="float" office:value="39.633436560425409" table:style-name="ce15">
            <text:p>40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light shock</text:p>
          </table:table-cell>
          <table:table-cell office:value-type="float" office:value="28.771900115570904" table:style-name="ce15">
            <text:p>29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prains</text:p>
          </table:table-cell>
          <table:table-cell office:value-type="float" office:value="14.446293238558042" table:style-name="ce15">
            <text:p>14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Fracture / broken bones</text:p>
          </table:table-cell>
          <table:table-cell office:value-type="float" office:value="10.254453681852603" table:style-name="ce15">
            <text:p>10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evere shock</text:p>
          </table:table-cell>
          <table:table-cell office:value-type="float" office:value="6.2530480066989469" table:style-name="ce15">
            <text:p>6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Concussion</text:p>
          </table:table-cell>
          <table:table-cell office:value-type="float" office:value="6.0246101280706146" table:style-name="ce15">
            <text:p>6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evere cuts</text:p>
          </table:table-cell>
          <table:table-cell office:value-type="float" office:value="5.5133889597714658" table:style-name="ce15">
            <text:p>6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Internal injuries</text:p>
          </table:table-cell>
          <table:table-cell office:value-type="float" office:value="3.4016126830974804" table:style-name="ce15">
            <text:p>3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Crushing</text:p>
          </table:table-cell>
          <table:table-cell office:value-type="float" office:value="1.7754770995034419" table:style-name="ce15">
            <text:p>2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Burns</text:p>
          </table:table-cell>
          <table:table-cell office:value-type="float" office:value="1.4900857761676927" table:style-name="ce15">
            <text:p>1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Other</text:p>
          </table:table-cell>
          <table:table-cell office:value-type="float" office:value="9.6005787019650857" table:style-name="ce15">
            <text:p>10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7">
            <text:p>Medical attention<text:span text:style-name="T2">1</text:span>:</text:p>
          </table:table-cell>
          <table:table-cell table:number-columns-repeated="2" table:style-name="ce15"/>
          <table:table-cell table:number-columns-repeated="16381" table:style-name="ce6"/>
        </table:table-row>
        <table:table-row table:style-name="ro2">
          <table:table-cell office:value-type="string" table:style-name="ce7">
            <text:p>No medical attention</text:p>
          </table:table-cell>
          <table:table-cell office:value-type="float" office:value="30.150075946325845" table:style-name="ce15">
            <text:p>30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7">
            <text:p>First aid at roadside</text:p>
          </table:table-cell>
          <table:table-cell office:value-type="float" office:value="12.619532799785391" table:style-name="ce15">
            <text:p>13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7">
            <text:p>At GP surgery</text:p>
          </table:table-cell>
          <table:table-cell office:value-type="float" office:value="30.856053218888409" table:style-name="ce15">
            <text:p>31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At a minor injuries unit</text:p>
          </table:table-cell>
          <table:table-cell office:value-type="float" office:value="7.8856088050914819" table:style-name="ce15">
            <text:p>8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At Accident and Emergency</text:p>
          </table:table-cell>
          <table:table-cell office:value-type="float" office:value="29.756461345495293" table:style-name="ce15">
            <text:p>30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7">
          <table:table-cell office:value-type="string" table:style-name="ce7">
            <text:p>As an inpatient in hospital<text:span text:style-name="T2">2</text:span></text:p>
          </table:table-cell>
          <table:table-cell office:value-type="float" office:value="5.9341573814798343" table:style-name="ce15">
            <text:p>6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Other</text:p>
          </table:table-cell>
          <table:table-cell office:value-type="float" office:value="11.942643064199451" table:style-name="ce15">
            <text:p>12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Whether police aware:</text:p>
          </table:table-cell>
          <table:table-cell table:number-columns-repeated="2" table:style-name="ce15"/>
          <table:table-cell table:number-columns-repeated="16381"/>
        </table:table-row>
        <table:table-row table:style-name="ro2">
          <table:table-cell office:value-type="string" table:style-name="ce7">
            <text:p>Yes - attended scene</text:p>
          </table:table-cell>
          <table:table-cell office:value-type="float" office:value="32.86692725702715" table:style-name="ce15">
            <text:p>33</text:p>
          </table:table-cell>
          <table:table-cell office:value-type="float" office:value="18.31361713334524" table:style-name="ce15">
            <text:p>18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Yes - reported later</text:p>
          </table:table-cell>
          <table:table-cell office:value-type="float" office:value="15.799743907073632" table:style-name="ce15">
            <text:p>16</text:p>
          </table:table-cell>
          <table:table-cell office:value-type="float" office:value="11.449881642020785" table:style-name="ce15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No</text:p>
          </table:table-cell>
          <table:table-cell office:value-type="float" office:value="51.333328835899209" table:style-name="ce15">
            <text:p>51</text:p>
          </table:table-cell>
          <table:table-cell office:value-type="float" office:value="70.236501224633969" table:style-name="ce15">
            <text:p>70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otal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table:number-columns-repeated="16381"/>
        </table:table-row>
        <table:table-row table:style-name="ro6">
          <table:table-cell office:value-type="string" table:style-name="ce18">
            <text:p>Unweighted sample size:</text:p>
          </table:table-cell>
          <table:table-cell table:number-columns-repeated="2" table:style-name="ce15"/>
          <table:table-cell table:number-columns-repeated="16381"/>
        </table:table-row>
        <table:table-row table:style-name="ro3">
          <table:table-cell office:value-type="string" table:style-name="ce19">
            <text:p><text:s text:c="2"/>individuals (aged 16+)</text:p>
          </table:table-cell>
          <table:table-cell office:value-type="float" office:value="1070" table:style-name="ce20">
            <text:p>1,070</text:p>
          </table:table-cell>
          <table:table-cell office:value-type="float" office:value="2439" table:style-name="ce20">
            <text:p>2,439</text:p>
          </table:table-cell>
          <table:table-cell table:number-columns-repeated="16381"/>
        </table:table-row>
        <table:table-row table:style-name="ro2">
          <table:table-cell table:style-name="ce21"/>
          <table:table-cell table:number-columns-repeated="2" table:style-name="ce22"/>
          <table:table-cell table:number-columns-repeated="16381"/>
        </table:table-row>
        <table:table-row table:style-name="ro2">
          <table:table-cell office:value-type="string" table:style-name="ce23">
            <text:p>1 Percentages sum to more than 100 as more than one answer may be given.</text:p>
          </table:table-cell>
          <table:table-cell table:number-columns-repeated="2" table:style-name="ce24"/>
          <table:table-cell table:number-columns-repeated="16381"/>
        </table:table-row>
        <table:table-row table:style-name="ro2">
          <table:table-cell office:value-type="string" table:style-name="ce23">
            <text:p>2 At least one night spent on a hospital ward.</text:p>
          </table:table-cell>
          <table:table-cell table:number-columns-repeated="2" table:style-name="ce24"/>
          <table:table-cell table:number-columns-repeated="16381"/>
        </table:table-row>
        <table:table-row table:style-name="ro2">
          <table:table-cell table:style-name="ce25"/>
          <table:table-cell table:number-columns-repeated="2" table:style-name="ce23"/>
          <table:table-cell table:number-columns-repeated="16381"/>
        </table:table-row>
        <table:table-row table:style-name="ro2">
          <table:table-cell office:value-type="string" table:style-name="ce26">
            <text:p>Telephone: 020 7944 3097</text:p>
          </table:table-cell>
          <table:table-cell table:style-name="ce27"/>
          <table:table-cell office:value-type="string" table:style-name="ce28">
            <text:p>Source: National Travel Survey</text:p>
          </table:table-cell>
          <table:table-cell table:number-columns-repeated="16381"/>
        </table:table-row>
        <table:table-row table:style-name="ro2">
          <table:table-cell office:value-type="string" table:style-name="ce26">
            <text:p>Email: national.travelsurvey@dft.gsi.gov.uk</text:p>
          </table:table-cell>
          <table:table-cell table:style-name="ce27"/>
          <table:table-cell office:value-type="string" table:style-name="ce28">
            <text:p>Last updated: 27 July 2017</text:p>
          </table:table-cell>
          <table:table-cell table:number-columns-repeated="16381"/>
        </table:table-row>
        <table:table-row table:style-name="ro2">
          <table:table-cell office:value-type="string" table:style-name="ce29">
            <text:p><text:a xlink:href="https://www.gov.uk/government/publications/national-travel-survey-2013">Notes &amp; definitions</text:a></text:p>
          </table:table-cell>
          <table:table-cell table:style-name="ce27"/>
          <table:table-cell office:value-type="string" table:style-name="ce28">
            <text:p>Next update: Summer 2018</text:p>
          </table:table-cell>
          <table:table-cell table:number-columns-repeated="16381"/>
        </table:table-row>
        <table:table-row table:style-name="ro2">
          <table:table-cell table:style-name="ce23"/>
          <table:table-cell table:number-columns-repeated="2" table:style-name="ce30"/>
          <table:table-cell table:number-columns-repeated="16381"/>
        </table:table-row>
        <table:table-row table:style-name="ro2">
          <table:table-cell office:value-type="string" table:style-name="ce23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3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2"/>
          <table:table-cell table:number-columns-repeated="16381"/>
        </table:table-row>
        <table:table-row table:style-name="ro9">
          <table:table-cell office:value-type="string" table:number-columns-spanned="3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2" table:style-name="ce31"/>
          <table:table-cell table:number-columns-repeated="16381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4.$A$1"/>
          <table:named-range table:name="Print_Area" table:cell-range-address="NTS0624.$A$1:NTS0624.$H$57" table:base-cell-address="NTS0624.$A$1"/>
        </table:named-expressions>
      </table:table>
      <table:table table:name="Eng_timeseries_&gt;&gt;&gt;" table:style-name="ta2">
        <table:table-column table:style-name="co3" table:number-columns-repeated="16384" table:default-cell-style-name="ce17"/>
        <table:table-row table:style-name="ro2">
          <table:table-cell table:style-name="ce17"/>
          <table:table-cell table:number-columns-repeated="16383" table:style-name="ce6"/>
        </table:table-row>
        <table:table-row table:style-name="ro2">
          <table:table-cell office:value-type="string" table:style-name="ce34">
            <text:p>A timeseries of results for England are in the following tabs.</text:p>
          </table:table-cell>
          <table:table-cell table:number-columns-repeated="16383" table:style-name="ce6"/>
        </table:table-row>
        <table:table-row table:number-rows-repeated="1048574" table:style-name="ro10">
          <table:table-cell table:number-columns-repeated="16384"/>
        </table:table-row>
      </table:table>
      <table:table table:name="NTS0624_2013-2015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number-columns-repeated="16381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4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8">
            <text:p>Details of involvement and injuries sustained in road accidents in previous 3 years: England, 2013/15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10"/>
          <table:table-cell table:style-name="ce11"/>
          <table:table-cell table:number-columns-repeated="16381"/>
        </table:table-row>
        <table:table-row table:style-name="ro4">
          <table:table-cell table:style-name="ce7"/>
          <table:table-cell office:value-type="string" table:number-columns-spanned="2" table:number-rows-spanned="1" table:style-name="ce32">
            <text:p>Percentage</text:p>
          </table:table-cell>
          <table:covered-table-cell/>
          <table:table-cell table:number-columns-repeated="16381"/>
        </table:table-row>
        <table:table-row table:style-name="ro5">
          <table:table-cell table:style-name="ce12"/>
          <table:table-cell office:value-type="string" table:style-name="ce13">
            <text:p>Injury accident</text:p>
          </table:table-cell>
          <table:table-cell office:value-type="string" table:style-name="ce13">
            <text:p>Non-injury accident</text:p>
          </table:table-cell>
          <table:table-cell table:number-columns-repeated="16381" table:style-name="ce7"/>
        </table:table-row>
        <table:table-row table:style-name="ro6">
          <table:table-cell office:value-type="string" table:style-name="ce7">
            <text:p>Respondent was:</text:p>
          </table:table-cell>
          <table:table-cell table:number-columns-repeated="2" table:style-name="ce14"/>
          <table:table-cell table:number-columns-repeated="16381"/>
        </table:table-row>
        <table:table-row table:style-name="ro2">
          <table:table-cell office:value-type="string" table:style-name="ce7">
            <text:p>Car occupant</text:p>
          </table:table-cell>
          <table:table-cell office:value-type="float" office:value="68.867537092405058" table:style-name="ce15">
            <text:p>69</text:p>
          </table:table-cell>
          <table:table-cell office:value-type="float" office:value="89.374761171851986" table:style-name="ce15">
            <text:p>89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Cyclist</text:p>
          </table:table-cell>
          <table:table-cell office:value-type="float" office:value="14.296148311008642" table:style-name="ce15">
            <text:p>14</text:p>
          </table:table-cell>
          <table:table-cell office:value-type="float" office:value="2.4440676416780995" table:style-name="ce15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Motorcyclist</text:p>
          </table:table-cell>
          <table:table-cell office:value-type="float" office:value="5.3363036278956448" table:style-name="ce15">
            <text:p>5</text:p>
          </table:table-cell>
          <table:table-cell office:value-type="float" office:value="0.96455397819932742" table:style-name="ce1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Pedestrian</text:p>
          </table:table-cell>
          <table:table-cell office:value-type="float" office:value="7.6828140969225123" table:style-name="ce15">
            <text:p>8</text:p>
          </table:table-cell>
          <table:table-cell office:value-type="float" office:value="2.2879331955248601" table:style-name="ce15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On / in another vehicle</text:p>
          </table:table-cell>
          <table:table-cell office:value-type="float" office:value="3.8171968717681541" table:style-name="ce15">
            <text:p>4</text:p>
          </table:table-cell>
          <table:table-cell office:value-type="float" office:value="4.9286840127457419" table:style-name="ce15">
            <text:p>5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otal</text:p>
          </table:table-cell>
          <table:table-cell office:value-type="float" office:value="100.00000000000001" table:style-name="ce15">
            <text:p>100</text:p>
          </table:table-cell>
          <table:table-cell office:value-type="float" office:value="100.00000000000003" table:style-name="ce15">
            <text:p>100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ype of injury experienced<text:span text:style-name="T2">1</text:span>:</text:p>
          </table:table-cell>
          <table:table-cell table:number-columns-repeated="2" table:style-name="ce16"/>
          <table:table-cell table:number-columns-repeated="16381" table:style-name="ce6"/>
        </table:table-row>
        <table:table-row table:style-name="ro2">
          <table:table-cell office:value-type="string" table:style-name="ce7">
            <text:p>Whiplash</text:p>
          </table:table-cell>
          <table:table-cell office:value-type="float" office:value="50.017773678761593" table:style-name="ce15">
            <text:p>50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Minor bruising or minor cuts</text:p>
          </table:table-cell>
          <table:table-cell office:value-type="float" office:value="34.120738541714445" table:style-name="ce15">
            <text:p>34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light shock</text:p>
          </table:table-cell>
          <table:table-cell office:value-type="float" office:value="24.903720212478557" table:style-name="ce15">
            <text:p>25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prains</text:p>
          </table:table-cell>
          <table:table-cell office:value-type="float" office:value="12.316325100879105" table:style-name="ce15">
            <text:p>12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Fracture / broken bones</text:p>
          </table:table-cell>
          <table:table-cell office:value-type="float" office:value="9.3317605438712388" table:style-name="ce15">
            <text:p>9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evere shock</text:p>
          </table:table-cell>
          <table:table-cell office:value-type="float" office:value="5.2712127950275258" table:style-name="ce15">
            <text:p>5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Concussion</text:p>
          </table:table-cell>
          <table:table-cell office:value-type="float" office:value="5.2070029496032806" table:style-name="ce15">
            <text:p>5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Severe cuts</text:p>
          </table:table-cell>
          <table:table-cell office:value-type="float" office:value="4.9285513496251081" table:style-name="ce15">
            <text:p>5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Internal injuries</text:p>
          </table:table-cell>
          <table:table-cell office:value-type="float" office:value="3.1949080795291387" table:style-name="ce15">
            <text:p>3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Crushing</text:p>
          </table:table-cell>
          <table:table-cell office:value-type="float" office:value="1.700271808516661" table:style-name="ce15">
            <text:p>2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Burns</text:p>
          </table:table-cell>
          <table:table-cell office:value-type="float" office:value="0.94418818020680106" table:style-name="ce15">
            <text:p>1</text:p>
          </table:table-cell>
          <table:table-cell office:value-type="string" table:style-name="ce15">
            <text:p>.</text:p>
          </table:table-cell>
          <table:table-cell table:style-name="ce6"/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7">
            <text:p>Other</text:p>
          </table:table-cell>
          <table:table-cell office:value-type="float" office:value="9.3625244645297361" table:style-name="ce15">
            <text:p>9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7">
            <text:p>Medical attention<text:span text:style-name="T2">1</text:span>:</text:p>
          </table:table-cell>
          <table:table-cell table:number-columns-repeated="2" table:style-name="ce15"/>
          <table:table-cell table:number-columns-repeated="16381" table:style-name="ce6"/>
        </table:table-row>
        <table:table-row table:style-name="ro2">
          <table:table-cell office:value-type="string" table:style-name="ce7">
            <text:p>No medical attention</text:p>
          </table:table-cell>
          <table:table-cell office:value-type="float" office:value="25.230601331624491" table:style-name="ce15">
            <text:p>25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7">
            <text:p>First aid at roadside</text:p>
          </table:table-cell>
          <table:table-cell office:value-type="float" office:value="12.343826530152786" table:style-name="ce15">
            <text:p>12</text:p>
          </table:table-cell>
          <table:table-cell office:value-type="string" table:style-name="ce15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7">
            <text:p>At GP surgery</text:p>
          </table:table-cell>
          <table:table-cell office:value-type="float" office:value="28.986100917918517" table:style-name="ce15">
            <text:p>29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At a minor injuries unit</text:p>
          </table:table-cell>
          <table:table-cell office:value-type="float" office:value="7.3147778082978903" table:style-name="ce15">
            <text:p>7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At Accident and Emergency</text:p>
          </table:table-cell>
          <table:table-cell office:value-type="float" office:value="28.295746080829172" table:style-name="ce15">
            <text:p>28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7">
          <table:table-cell office:value-type="string" table:style-name="ce7">
            <text:p>As an inpatient in hospital<text:span text:style-name="T2">2</text:span></text:p>
          </table:table-cell>
          <table:table-cell office:value-type="float" office:value="4.2903792749666732" table:style-name="ce15">
            <text:p>4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Other</text:p>
          </table:table-cell>
          <table:table-cell office:value-type="float" office:value="11.090530252879827" table:style-name="ce15">
            <text:p>11</text:p>
          </table:table-cell>
          <table:table-cell office:value-type="string" table:style-name="ce15">
            <text:p>.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Whether police aware:</text:p>
          </table:table-cell>
          <table:table-cell table:number-columns-repeated="2" table:style-name="ce15"/>
          <table:table-cell table:number-columns-repeated="16381"/>
        </table:table-row>
        <table:table-row table:style-name="ro2">
          <table:table-cell office:value-type="string" table:style-name="ce7">
            <text:p>Yes - attended scene</text:p>
          </table:table-cell>
          <table:table-cell office:value-type="float" office:value="34.524158303842107" table:style-name="ce15">
            <text:p>35</text:p>
          </table:table-cell>
          <table:table-cell office:value-type="float" office:value="17.443839442783684" table:style-name="ce15">
            <text:p>17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Yes - reported later</text:p>
          </table:table-cell>
          <table:table-cell office:value-type="float" office:value="14.589424130473827" table:style-name="ce15">
            <text:p>15</text:p>
          </table:table-cell>
          <table:table-cell office:value-type="float" office:value="11.414774531502591" table:style-name="ce15">
            <text:p>11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No</text:p>
          </table:table-cell>
          <table:table-cell office:value-type="float" office:value="50.886417565684063" table:style-name="ce15">
            <text:p>51</text:p>
          </table:table-cell>
          <table:table-cell office:value-type="float" office:value="71.141386025713729" table:style-name="ce15">
            <text:p>7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Total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table:number-columns-repeated="16381"/>
        </table:table-row>
        <table:table-row table:style-name="ro6">
          <table:table-cell office:value-type="string" table:style-name="ce18">
            <text:p>Unweighted sample size:</text:p>
          </table:table-cell>
          <table:table-cell table:number-columns-repeated="2" table:style-name="ce15"/>
          <table:table-cell table:number-columns-repeated="16381"/>
        </table:table-row>
        <table:table-row table:style-name="ro2">
          <table:table-cell office:value-type="string" table:style-name="ce19">
            <text:p><text:s text:c="2"/>individuals (aged 16+)</text:p>
          </table:table-cell>
          <table:table-cell office:value-type="float" office:value="1193" table:style-name="ce20">
            <text:p>1,193</text:p>
          </table:table-cell>
          <table:table-cell office:value-type="float" office:value="2658" table:style-name="ce20">
            <text:p>2,658</text:p>
          </table:table-cell>
          <table:table-cell table:number-columns-repeated="16381"/>
        </table:table-row>
        <table:table-row table:style-name="ro2">
          <table:table-cell table:style-name="ce21"/>
          <table:table-cell table:number-columns-repeated="2" table:style-name="ce22"/>
          <table:table-cell table:number-columns-repeated="16381"/>
        </table:table-row>
        <table:table-row table:style-name="ro2">
          <table:table-cell office:value-type="string" table:style-name="ce23">
            <text:p>1 Percentages sum to more than 100 as more than one answer may be given.</text:p>
          </table:table-cell>
          <table:table-cell table:number-columns-repeated="2" table:style-name="ce24"/>
          <table:table-cell table:number-columns-repeated="16381"/>
        </table:table-row>
        <table:table-row table:style-name="ro2">
          <table:table-cell office:value-type="string" table:style-name="ce23">
            <text:p>2 At least one night spent on a hospital ward.</text:p>
          </table:table-cell>
          <table:table-cell table:number-columns-repeated="2" table:style-name="ce24"/>
          <table:table-cell table:number-columns-repeated="16381"/>
        </table:table-row>
        <table:table-row table:style-name="ro2">
          <table:table-cell table:style-name="ce25"/>
          <table:table-cell table:number-columns-repeated="2" table:style-name="ce23"/>
          <table:table-cell table:number-columns-repeated="16381"/>
        </table:table-row>
        <table:table-row table:style-name="ro2">
          <table:table-cell office:value-type="string" table:style-name="ce26">
            <text:p>Telephone: 020 7944 3097</text:p>
          </table:table-cell>
          <table:table-cell table:style-name="ce27"/>
          <table:table-cell office:value-type="string" table:style-name="ce28">
            <text:p>Source: National Travel Survey</text:p>
          </table:table-cell>
          <table:table-cell table:number-columns-repeated="16381"/>
        </table:table-row>
        <table:table-row table:style-name="ro2">
          <table:table-cell office:value-type="string" table:style-name="ce26">
            <text:p>Email: national.travelsurvey@dft.gsi.gov.uk</text:p>
          </table:table-cell>
          <table:table-cell table:style-name="ce27"/>
          <table:table-cell office:value-type="string" table:style-name="ce28">
            <text:p>Last updated: 8 September 2016</text:p>
          </table:table-cell>
          <table:table-cell table:number-columns-repeated="16381"/>
        </table:table-row>
        <table:table-row table:style-name="ro2">
          <table:table-cell office:value-type="string" table:style-name="ce29">
            <text:p><text:a xlink:href="https://www.gov.uk/government/collections/national-travel-survey-statistics">Notes &amp; definitions</text:a></text:p>
          </table:table-cell>
          <table:table-cell table:style-name="ce27"/>
          <table:table-cell office:value-type="string" table:style-name="ce28">
            <text:p>Next update: Summer 2017</text:p>
          </table:table-cell>
          <table:table-cell table:number-columns-repeated="16381"/>
        </table:table-row>
        <table:table-row table:style-name="ro2">
          <table:table-cell table:style-name="ce23"/>
          <table:table-cell table:number-columns-repeated="2" table:style-name="ce30"/>
          <table:table-cell table:number-columns-repeated="16381"/>
        </table:table-row>
        <table:table-row table:style-name="ro2">
          <table:table-cell office:value-type="string" table:style-name="ce23">
            <text:p>The figures in this table are National Statistics</text:p>
          </table:table-cell>
          <table:table-cell table:number-columns-repeated="16383" table:style-name="ce6"/>
        </table:table-row>
        <table:table-row table:style-name="ro11">
          <table:table-cell table:style-name="ce7"/>
          <table:table-cell table:number-columns-repeated="16383" table:style-name="ce6"/>
        </table:table-row>
        <table:table-row table:style-name="ro8">
          <table:table-cell office:value-type="string" table:number-columns-spanned="3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2"/>
          <table:table-cell table:number-columns-repeated="16381"/>
        </table:table-row>
        <table:table-row table:style-name="ro12">
          <table:table-cell office:value-type="string" table:number-columns-spanned="3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2" table:style-name="ce31"/>
          <table:table-cell table:number-columns-repeated="16381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4.$A$1"/>
          <table:named-range table:name="Print_Area" table:cell-range-address="NTS0624_2013-2015.$A$1:NTS0624_2013-2015.$F$57" table:base-cell-address="NTS0624_2013-2015.$A$1"/>
        </table:named-expressions>
      </table:table>
      <table:table table:name="NTS0624_2012-2014" table:style-name="ta3">
        <table:table-column table:style-name="co1" table:default-cell-style-name="ce39"/>
        <table:table-column table:style-name="co2" table:number-columns-repeated="2" table:default-cell-style-name="ce38"/>
        <table:table-column table:style-name="co3" table:number-columns-repeated="16381" table:default-cell-style-name="ce38"/>
        <table:table-row table:style-name="ro1">
          <table:table-cell office:value-type="string" table:style-name="ce35">
            <text:p>Department for Transport statistics</text:p>
          </table:table-cell>
          <table:table-cell table:style-name="ce36"/>
          <table:table-cell table:number-columns-repeated="16382" table:style-name="ce37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2" table:style-name="ce38"/>
          <table:table-cell table:number-columns-repeated="16381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0">
            <text:p>Table NTS0624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Details of involvement and injuries sustained in road accidents in previous 3 years: England, 2012/14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3">
          <table:table-cell table:style-name="ce41"/>
          <table:table-cell table:style-name="ce42"/>
          <table:table-cell table:style-name="ce43"/>
          <table:table-cell table:number-columns-repeated="16381" table:style-name="ce6"/>
        </table:table-row>
        <table:table-row table:style-name="ro4">
          <table:table-cell table:style-name="ce39"/>
          <table:table-cell office:value-type="string" table:number-columns-spanned="2" table:number-rows-spanned="1" table:style-name="ce62">
            <text:p>Percentage</text:p>
          </table:table-cell>
          <table:covered-table-cell/>
          <table:table-cell table:number-columns-repeated="16381" table:style-name="ce6"/>
        </table:table-row>
        <table:table-row table:style-name="ro5">
          <table:table-cell table:style-name="ce44"/>
          <table:table-cell office:value-type="string" table:style-name="ce45">
            <text:p>Injury accident</text:p>
          </table:table-cell>
          <table:table-cell office:value-type="string" table:style-name="ce45">
            <text:p>Non-injury accident</text:p>
          </table:table-cell>
          <table:table-cell table:number-columns-repeated="16381" table:style-name="ce39"/>
        </table:table-row>
        <table:table-row table:style-name="ro6">
          <table:table-cell office:value-type="string" table:style-name="ce39">
            <text:p>Respondent was:</text:p>
          </table:table-cell>
          <table:table-cell table:number-columns-repeated="2" table:style-name="ce46"/>
          <table:table-cell table:number-columns-repeated="16381" table:style-name="ce6"/>
        </table:table-row>
        <table:table-row table:style-name="ro2">
          <table:table-cell office:value-type="string" table:style-name="ce39">
            <text:p>Car occupant</text:p>
          </table:table-cell>
          <table:table-cell office:value-type="float" office:value="68.450965713242738" table:style-name="ce47">
            <text:p>68</text:p>
          </table:table-cell>
          <table:table-cell office:value-type="float" office:value="89.174634671599733" table:style-name="ce47">
            <text:p>89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Cyclist</text:p>
          </table:table-cell>
          <table:table-cell office:value-type="float" office:value="13.667348217658109" table:style-name="ce47">
            <text:p>14</text:p>
          </table:table-cell>
          <table:table-cell office:value-type="float" office:value="2.3648537836955663" table:style-name="ce47">
            <text:p>2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Motorcyclist</text:p>
          </table:table-cell>
          <table:table-cell office:value-type="float" office:value="5.2916760407230434" table:style-name="ce47">
            <text:p>5</text:p>
          </table:table-cell>
          <table:table-cell office:value-type="float" office:value="1.0511179329682718" table:style-name="ce47">
            <text:p>1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Pedestrian</text:p>
          </table:table-cell>
          <table:table-cell office:value-type="float" office:value="8.2716802744361306" table:style-name="ce47">
            <text:p>8</text:p>
          </table:table-cell>
          <table:table-cell office:value-type="float" office:value="2.179583380206449" table:style-name="ce47">
            <text:p>2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On / in another vehicle</text:p>
          </table:table-cell>
          <table:table-cell office:value-type="float" office:value="4.3183297539399934" table:style-name="ce47">
            <text:p>4</text:p>
          </table:table-cell>
          <table:table-cell office:value-type="float" office:value="5.229810231529977" table:style-name="ce47">
            <text:p>5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.00000000000003" table:style-name="ce47">
            <text:p>100</text:p>
          </table:table-cell>
          <table:table-cell office:value-type="float" office:value="100" table:style-name="ce47">
            <text:p>10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ype of injury experienced<text:span text:style-name="T2">1</text:span>:</text:p>
          </table:table-cell>
          <table:table-cell table:number-columns-repeated="2" table:style-name="ce48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Whiplash</text:p>
          </table:table-cell>
          <table:table-cell office:value-type="float" office:value="54.664828403524254" table:style-name="ce47">
            <text:p>55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Minor bruising or minor cuts</text:p>
          </table:table-cell>
          <table:table-cell office:value-type="float" office:value="38.099191911119782" table:style-name="ce47">
            <text:p>38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light shock</text:p>
          </table:table-cell>
          <table:table-cell office:value-type="float" office:value="27.220697803262052" table:style-name="ce47">
            <text:p>27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prains</text:p>
          </table:table-cell>
          <table:table-cell office:value-type="float" office:value="11.412190335993909" table:style-name="ce47">
            <text:p>1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Fracture / broken bones</text:p>
          </table:table-cell>
          <table:table-cell office:value-type="float" office:value="10.74446981588526" table:style-name="ce47">
            <text:p>1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shock</text:p>
          </table:table-cell>
          <table:table-cell office:value-type="float" office:value="6.5824256271738744" table:style-name="ce47">
            <text:p>7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oncussion</text:p>
          </table:table-cell>
          <table:table-cell office:value-type="float" office:value="6.1720318592961254" table:style-name="ce47">
            <text:p>6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cuts</text:p>
          </table:table-cell>
          <table:table-cell office:value-type="float" office:value="5.5221092018844784" table:style-name="ce47">
            <text:p>6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Internal injuries</text:p>
          </table:table-cell>
          <table:table-cell office:value-type="float" office:value="3.7945514599630545" table:style-name="ce47">
            <text:p>4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rushing</text:p>
          </table:table-cell>
          <table:table-cell office:value-type="float" office:value="2.0968980183056218" table:style-name="ce47">
            <text:p>2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Burns</text:p>
          </table:table-cell>
          <table:table-cell office:value-type="float" office:value="0.92184672827640846" table:style-name="ce47">
            <text:p>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9.877811752491958" table:style-name="ce47">
            <text:p>10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6">
          <table:table-cell office:value-type="string" table:style-name="ce39">
            <text:p>Medical attention<text:span text:style-name="T2">1</text:span>:</text:p>
          </table:table-cell>
          <table:table-cell table:number-columns-repeated="2" table:style-name="ce47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No medical attention</text:p>
          </table:table-cell>
          <table:table-cell office:value-type="float" office:value="27.935057322489605" table:style-name="ce47">
            <text:p>28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First aid at roadside</text:p>
          </table:table-cell>
          <table:table-cell office:value-type="float" office:value="14.985329317821222" table:style-name="ce47">
            <text:p>15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At GP surgery</text:p>
          </table:table-cell>
          <table:table-cell office:value-type="float" office:value="32.615506218271797" table:style-name="ce47">
            <text:p>33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 minor injuries unit</text:p>
          </table:table-cell>
          <table:table-cell office:value-type="float" office:value="7.3524116318298418" table:style-name="ce47">
            <text:p>7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ccident and Emergency</text:p>
          </table:table-cell>
          <table:table-cell office:value-type="float" office:value="31.391612645218565" table:style-name="ce47">
            <text:p>31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39">
            <text:p>As an inpatient in hospital<text:span text:style-name="T2">2</text:span></text:p>
          </table:table-cell>
          <table:table-cell office:value-type="float" office:value="5.4921661484869118" table:style-name="ce47">
            <text:p>5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10.581987525894508" table:style-name="ce47">
            <text:p>11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Whether police awar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39">
            <text:p>Yes - attended scene</text:p>
          </table:table-cell>
          <table:table-cell office:value-type="float" office:value="35.526524461601959" table:style-name="ce47">
            <text:p>36</text:p>
          </table:table-cell>
          <table:table-cell office:value-type="float" office:value="16.828349460393603" table:style-name="ce47">
            <text:p>17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Yes - reported later</text:p>
          </table:table-cell>
          <table:table-cell office:value-type="float" office:value="14.55768739218532" table:style-name="ce47">
            <text:p>15</text:p>
          </table:table-cell>
          <table:table-cell office:value-type="float" office:value="11.026925594927478" table:style-name="ce47">
            <text:p>11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No</text:p>
          </table:table-cell>
          <table:table-cell office:value-type="float" office:value="49.915788146212712" table:style-name="ce47">
            <text:p>50</text:p>
          </table:table-cell>
          <table:table-cell office:value-type="float" office:value="72.144724944678913" table:style-name="ce47">
            <text:p>72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" table:style-name="ce47">
            <text:p>100</text:p>
          </table:table-cell>
          <table:table-cell office:value-type="float" office:value="100" table:style-name="ce47">
            <text:p>10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50">
            <text:p>Unweighted sample siz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51">
            <text:p><text:s text:c="2"/>individuals (aged 16+)</text:p>
          </table:table-cell>
          <table:table-cell office:value-type="float" office:value="1303" table:style-name="ce52">
            <text:p>1,303</text:p>
          </table:table-cell>
          <table:table-cell office:value-type="float" office:value="2693" table:style-name="ce52">
            <text:p>2,693</text:p>
          </table:table-cell>
          <table:table-cell table:number-columns-repeated="16381" table:style-name="ce6"/>
        </table:table-row>
        <table:table-row table:style-name="ro2">
          <table:table-cell table:style-name="ce53"/>
          <table:table-cell table:number-columns-repeated="2" table:style-name="ce54"/>
          <table:table-cell table:number-columns-repeated="16381" table:style-name="ce6"/>
        </table:table-row>
        <table:table-row table:style-name="ro2">
          <table:table-cell office:value-type="string" table:style-name="ce31">
            <text:p>1 Percentages sum to more than 100 as more than one answer may be given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office:value-type="string" table:style-name="ce31">
            <text:p>2 At least one night spent on a hospital ward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table:style-name="ce56"/>
          <table:table-cell table:number-columns-repeated="2" table:style-name="ce31"/>
          <table:table-cell table:number-columns-repeated="16381" table:style-name="ce6"/>
        </table:table-row>
        <table:table-row table:style-name="ro2">
          <table:table-cell office:value-type="string" table:style-name="ce57">
            <text:p>Telephone: 020 7944 3097</text:p>
          </table:table-cell>
          <table:table-cell table:style-name="ce38"/>
          <table:table-cell office:value-type="string" table:style-name="ce58">
            <text:p>Source: National Travel Survey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57">
            <text:p>Email: national.travelsurvey@dft.gsi.gov.uk</text:p>
          </table:table-cell>
          <table:table-cell table:style-name="ce38"/>
          <table:table-cell office:value-type="string" table:style-name="ce58">
            <text:p>Last updated: 2 September 2015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29">
            <text:p><text:a xlink:href="https://www.gov.uk/government/collections/national-travel-survey-statistics">Notes &amp; definitions</text:a></text:p>
          </table:table-cell>
          <table:table-cell table:style-name="ce38"/>
          <table:table-cell office:value-type="string" table:style-name="ce58">
            <text:p>Next update: Summer 2016</text:p>
          </table:table-cell>
          <table:table-cell table:number-columns-repeated="16381" table:style-name="ce6"/>
        </table:table-row>
        <table:table-row table:style-name="ro2">
          <table:table-cell table:style-name="ce31"/>
          <table:table-cell table:number-columns-repeated="2" table:style-name="ce59"/>
          <table:table-cell table:number-columns-repeated="16381" table:style-name="ce6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2" table:style-name="ce38"/>
          <table:table-cell table:number-columns-repeated="16381" table:style-name="ce6"/>
        </table:table-row>
        <table:table-row table:style-name="ro13">
          <table:table-cell table:style-name="ce39"/>
          <table:table-cell table:number-columns-repeated="2" table:style-name="ce38"/>
          <table:table-cell table:number-columns-repeated="16381" table:style-name="ce6"/>
        </table:table-row>
        <table:table-row table:style-name="ro8">
          <table:table-cell office:value-type="string" table:number-columns-spanned="3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2"/>
          <table:table-cell table:number-columns-repeated="16381" table:style-name="ce6"/>
        </table:table-row>
        <table:table-row table:style-name="ro8">
          <table:table-cell office:value-type="string" table:number-columns-spanned="3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"/>
          <table:table-cell table:number-columns-repeated="16381" table:style-name="ce6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2" table:style-name="ce31"/>
          <table:table-cell table:number-columns-repeated="16381" table:style-name="ce6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4.$A$1"/>
          <table:named-expression table:name="dgdsfyh" table:expression="of:=[.#REF!]" table:base-cell-address="NTS0624.$A$1"/>
          <table:named-expression table:name="Dialog" table:expression="of:='http://www.dft.gov.uk/TSGB00/8-01-98.XLS'#$$Dialog" table:base-cell-address="NTS0624.$A$1"/>
          <table:named-expression table:name="dialog2" table:expression="of:='http://www.dft.gov.uk/TSGB00/8-01-98.XLS'#$$dialog2" table:base-cell-address="NTS0624.$A$1"/>
          <table:named-expression table:name="GraphData" table:expression="of:=['file:///T:/TSGB1998/SECTION1/1-13-98.XLS'#'TIS-INDEX'.$B$13:.$Q$44]~['file:///T:/TSGB1998/SECTION1/1-13-98.XLS'#'TIS-INDEX'.$E$9:.$R$9]" table:base-cell-address="NTS0624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4.$A$1"/>
          <table:named-expression table:name="new_dialog" table:expression="of:='file://tslan10/COMQ/TSGB00/8-01-98.XLS'#$$Dialog" table:base-cell-address="NTS0624.$A$1"/>
          <table:named-expression table:name="OldData" table:expression="of:=[.#REF!]" table:base-cell-address="NTS0624.$A$1"/>
          <table:named-range table:name="Print_Area" table:cell-range-address="NTS0624_2012-2014.$A$1:NTS0624_2012-2014.$F$57" table:base-cell-address="NTS0624_2012-2014.$A$1"/>
        </table:named-expressions>
      </table:table>
      <table:table table:name="NTS0624_2011-2013" table:style-name="ta3">
        <table:table-column table:style-name="co1" table:default-cell-style-name="ce39"/>
        <table:table-column table:style-name="co2" table:number-columns-repeated="2" table:default-cell-style-name="ce38"/>
        <table:table-column table:style-name="co3" table:number-columns-repeated="16381" table:default-cell-style-name="ce38"/>
        <table:table-row table:style-name="ro1">
          <table:table-cell office:value-type="string" table:style-name="ce35">
            <text:p>Department for Transport statistics</text:p>
          </table:table-cell>
          <table:table-cell table:style-name="ce36"/>
          <table:table-cell table:number-columns-repeated="16382" table:style-name="ce37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3" table:style-name="ce38"/>
          <table:table-cell table:number-columns-repeated="16380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0">
            <text:p>Table NTS0624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Details of involvement and injuries sustained in road accidents in previous 3 years: England, 2011/13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3">
          <table:table-cell table:style-name="ce41"/>
          <table:table-cell table:style-name="ce42"/>
          <table:table-cell table:style-name="ce43"/>
          <table:table-cell table:style-name="ce38"/>
          <table:table-cell table:number-columns-repeated="16380" table:style-name="ce6"/>
        </table:table-row>
        <table:table-row table:style-name="ro4">
          <table:table-cell table:style-name="ce39"/>
          <table:table-cell office:value-type="string" table:number-columns-spanned="2" table:number-rows-spanned="1" table:style-name="ce62">
            <text:p>Percentage</text:p>
          </table:table-cell>
          <table:covered-table-cell/>
          <table:table-cell table:style-name="ce38"/>
          <table:table-cell table:number-columns-repeated="16380" table:style-name="ce6"/>
        </table:table-row>
        <table:table-row table:style-name="ro5">
          <table:table-cell table:style-name="ce44"/>
          <table:table-cell office:value-type="string" table:style-name="ce45">
            <text:p>Injury accident</text:p>
          </table:table-cell>
          <table:table-cell office:value-type="string" table:style-name="ce45">
            <text:p>Non-injury accident</text:p>
          </table:table-cell>
          <table:table-cell table:number-columns-repeated="16381" table:style-name="ce39"/>
        </table:table-row>
        <table:table-row table:style-name="ro6">
          <table:table-cell office:value-type="string" table:style-name="ce39">
            <text:p>Respondent was:</text:p>
          </table:table-cell>
          <table:table-cell table:number-columns-repeated="2" table:style-name="ce46"/>
          <table:table-cell table:style-name="ce38"/>
          <table:table-cell table:number-columns-repeated="16380" table:style-name="ce6"/>
        </table:table-row>
        <table:table-row table:style-name="ro2">
          <table:table-cell office:value-type="string" table:style-name="ce39">
            <text:p>Car occupant</text:p>
          </table:table-cell>
          <table:table-cell office:value-type="float" office:value="70.476238364323805" table:style-name="ce47">
            <text:p>70</text:p>
          </table:table-cell>
          <table:table-cell office:value-type="float" office:value="89.932734517140545" table:style-name="ce47">
            <text:p>90</text:p>
          </table:table-cell>
          <table:table-cell table:style-name="ce38"/>
          <table:table-cell table:number-columns-repeated="16380" table:style-name="ce6"/>
        </table:table-row>
        <table:table-row table:style-name="ro2">
          <table:table-cell office:value-type="string" table:style-name="ce39">
            <text:p>Cyclist</text:p>
          </table:table-cell>
          <table:table-cell office:value-type="float" office:value="12.575350550733386" table:style-name="ce47">
            <text:p>13</text:p>
          </table:table-cell>
          <table:table-cell office:value-type="float" office:value="2.1261211995069464" table:style-name="ce47">
            <text:p>2</text:p>
          </table:table-cell>
          <table:table-cell table:style-name="ce38"/>
          <table:table-cell table:number-columns-repeated="16380" table:style-name="ce6"/>
        </table:table-row>
        <table:table-row table:style-name="ro2">
          <table:table-cell office:value-type="string" table:style-name="ce39">
            <text:p>Motorcyclist</text:p>
          </table:table-cell>
          <table:table-cell office:value-type="float" office:value="5.2082597365527166" table:style-name="ce47">
            <text:p>5</text:p>
          </table:table-cell>
          <table:table-cell office:value-type="float" office:value="1.2933000225209181" table:style-name="ce47">
            <text:p>1</text:p>
          </table:table-cell>
          <table:table-cell table:style-name="ce38"/>
          <table:table-cell table:number-columns-repeated="16380" table:style-name="ce6"/>
        </table:table-row>
        <table:table-row table:style-name="ro2">
          <table:table-cell office:value-type="string" table:style-name="ce39">
            <text:p>Pedestrian</text:p>
          </table:table-cell>
          <table:table-cell office:value-type="float" office:value="7.1164148580920266" table:style-name="ce47">
            <text:p>7</text:p>
          </table:table-cell>
          <table:table-cell office:value-type="float" office:value="1.7939800817957641" table:style-name="ce47">
            <text:p>2</text:p>
          </table:table-cell>
          <table:table-cell table:style-name="ce38"/>
          <table:table-cell table:number-columns-repeated="16380" table:style-name="ce6"/>
        </table:table-row>
        <table:table-row table:style-name="ro2">
          <table:table-cell office:value-type="string" table:style-name="ce39">
            <text:p>On / in another vehicle</text:p>
          </table:table-cell>
          <table:table-cell office:value-type="float" office:value="4.6237364902980813" table:style-name="ce47">
            <text:p>5</text:p>
          </table:table-cell>
          <table:table-cell office:value-type="float" office:value="4.8538641790358135" table:style-name="ce47">
            <text:p>5</text:p>
          </table:table-cell>
          <table:table-cell table:style-name="ce60"/>
          <table:table-cell table:number-columns-repeated="16380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.00000000000003" table:style-name="ce47">
            <text:p>100</text:p>
          </table:table-cell>
          <table:table-cell office:value-type="float" office:value="99.999999999999986" table:style-name="ce47">
            <text:p>100</text:p>
          </table:table-cell>
          <table:table-cell table:style-name="ce38"/>
          <table:table-cell table:number-columns-repeated="16380" table:style-name="ce6"/>
        </table:table-row>
        <table:table-row table:style-name="ro6">
          <table:table-cell office:value-type="string" table:style-name="ce39">
            <text:p>Type of injury experienced<text:span text:style-name="T2">1</text:span>:</text:p>
          </table:table-cell>
          <table:table-cell table:number-columns-repeated="2" table:style-name="ce48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Whiplash</text:p>
          </table:table-cell>
          <table:table-cell office:value-type="float" office:value="57.695415590241836" table:style-name="ce47">
            <text:p>58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Minor bruising or minor cuts</text:p>
          </table:table-cell>
          <table:table-cell office:value-type="float" office:value="37.637073782794204" table:style-name="ce47">
            <text:p>38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light shock</text:p>
          </table:table-cell>
          <table:table-cell office:value-type="float" office:value="28.289300680954689" table:style-name="ce47">
            <text:p>28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prains</text:p>
          </table:table-cell>
          <table:table-cell office:value-type="float" office:value="11.480660562002159" table:style-name="ce47">
            <text:p>1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Fracture / broken bones</text:p>
          </table:table-cell>
          <table:table-cell office:value-type="float" office:value="10.953677586919543" table:style-name="ce47">
            <text:p>1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shock</text:p>
          </table:table-cell>
          <table:table-cell office:value-type="float" office:value="6.730658575483413" table:style-name="ce47">
            <text:p>7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oncussion</text:p>
          </table:table-cell>
          <table:table-cell office:value-type="float" office:value="6.4796272964022794" table:style-name="ce47">
            <text:p>6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cuts</text:p>
          </table:table-cell>
          <table:table-cell office:value-type="float" office:value="5.2207596454065754" table:style-name="ce47">
            <text:p>5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Internal injuries</text:p>
          </table:table-cell>
          <table:table-cell office:value-type="float" office:value="3.7594132492828689" table:style-name="ce47">
            <text:p>4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rushing</text:p>
          </table:table-cell>
          <table:table-cell office:value-type="float" office:value="2.2346319726708042" table:style-name="ce47">
            <text:p>2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Burns</text:p>
          </table:table-cell>
          <table:table-cell office:value-type="float" office:value="0.83262502432358121" table:style-name="ce47">
            <text:p>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10.088025406101146" table:style-name="ce47">
            <text:p>10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6">
          <table:table-cell office:value-type="string" table:style-name="ce39">
            <text:p>Medical attention<text:span text:style-name="T2">1</text:span>:</text:p>
          </table:table-cell>
          <table:table-cell table:number-columns-repeated="2" table:style-name="ce47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No medical attention</text:p>
          </table:table-cell>
          <table:table-cell office:value-type="float" office:value="24.454553740254447" table:style-name="ce47">
            <text:p>24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First aid at roadside</text:p>
          </table:table-cell>
          <table:table-cell office:value-type="float" office:value="15.933954002370093" table:style-name="ce47">
            <text:p>16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At GP surgery</text:p>
          </table:table-cell>
          <table:table-cell office:value-type="float" office:value="34.664550430575538" table:style-name="ce47">
            <text:p>35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 minor injuries unit</text:p>
          </table:table-cell>
          <table:table-cell office:value-type="float" office:value="7.0589402272820845" table:style-name="ce47">
            <text:p>7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ccident and Emergency</text:p>
          </table:table-cell>
          <table:table-cell office:value-type="float" office:value="34.47240090016912" table:style-name="ce47">
            <text:p>34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39">
            <text:p>As an inpatient in hospital<text:span text:style-name="T2">2</text:span></text:p>
          </table:table-cell>
          <table:table-cell office:value-type="float" office:value="5.89740632213522" table:style-name="ce47">
            <text:p>6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10.489370880659692" table:style-name="ce47">
            <text:p>10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Whether police awar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39">
            <text:p>Yes - attended scene</text:p>
          </table:table-cell>
          <table:table-cell office:value-type="float" office:value="38.061583088191753" table:style-name="ce47">
            <text:p>38</text:p>
          </table:table-cell>
          <table:table-cell office:value-type="float" office:value="16.589133331587234" table:style-name="ce47">
            <text:p>17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Yes - reported later</text:p>
          </table:table-cell>
          <table:table-cell office:value-type="float" office:value="14.019608704437717" table:style-name="ce47">
            <text:p>14</text:p>
          </table:table-cell>
          <table:table-cell office:value-type="float" office:value="10.687031902156297" table:style-name="ce47">
            <text:p>11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No</text:p>
          </table:table-cell>
          <table:table-cell office:value-type="float" office:value="47.918808207370525" table:style-name="ce47">
            <text:p>48</text:p>
          </table:table-cell>
          <table:table-cell office:value-type="float" office:value="72.723834766256459" table:style-name="ce47">
            <text:p>73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" table:style-name="ce47">
            <text:p>100</text:p>
          </table:table-cell>
          <table:table-cell office:value-type="float" office:value="100" table:style-name="ce47">
            <text:p>10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50">
            <text:p>Unweighted sample siz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51">
            <text:p><text:s text:c="2"/>individuals (aged 16+)</text:p>
          </table:table-cell>
          <table:table-cell office:value-type="float" office:value="1296" table:style-name="ce52">
            <text:p>1,296</text:p>
          </table:table-cell>
          <table:table-cell office:value-type="float" office:value="2825" table:style-name="ce52">
            <text:p>2,825</text:p>
          </table:table-cell>
          <table:table-cell table:number-columns-repeated="16381" table:style-name="ce6"/>
        </table:table-row>
        <table:table-row table:style-name="ro2">
          <table:table-cell table:style-name="ce53"/>
          <table:table-cell table:number-columns-repeated="2" table:style-name="ce54"/>
          <table:table-cell table:number-columns-repeated="16381" table:style-name="ce6"/>
        </table:table-row>
        <table:table-row table:style-name="ro2">
          <table:table-cell office:value-type="string" table:style-name="ce31">
            <text:p>1 Percentages sum to more than 100 as more than one answer may be given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office:value-type="string" table:style-name="ce31">
            <text:p>2 At least one night spent on a hospital ward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table:style-name="ce56"/>
          <table:table-cell table:number-columns-repeated="2" table:style-name="ce31"/>
          <table:table-cell table:number-columns-repeated="16381" table:style-name="ce6"/>
        </table:table-row>
        <table:table-row table:style-name="ro2">
          <table:table-cell office:value-type="string" table:style-name="ce57">
            <text:p>Telephone: 020 7944 3097</text:p>
          </table:table-cell>
          <table:table-cell table:style-name="ce38"/>
          <table:table-cell office:value-type="string" table:style-name="ce58">
            <text:p>Source: National Travel Survey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57">
            <text:p>Email: national.travelsurvey@dft.gsi.gov.uk</text:p>
          </table:table-cell>
          <table:table-cell table:style-name="ce38"/>
          <table:table-cell table:style-name="ce58"/>
          <table:table-cell table:number-columns-repeated="16381" table:style-name="ce6"/>
        </table:table-row>
        <table:table-row table:style-name="ro2">
          <table:table-cell office:value-type="string" table:style-name="ce29">
            <text:p><text:a xlink:href="https://www.gov.uk/government/collections/national-travel-survey-statistics">Notes &amp; definitions</text:a></text:p>
          </table:table-cell>
          <table:table-cell table:style-name="ce38"/>
          <table:table-cell table:style-name="ce58"/>
          <table:table-cell table:number-columns-repeated="16381" table:style-name="ce6"/>
        </table:table-row>
        <table:table-row table:style-name="ro2">
          <table:table-cell table:style-name="ce31"/>
          <table:table-cell table:number-columns-repeated="2" table:style-name="ce59"/>
          <table:table-cell table:number-columns-repeated="16381" table:style-name="ce6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2" table:style-name="ce38"/>
          <table:table-cell table:number-columns-repeated="16381" table:style-name="ce6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3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2"/>
          <table:table-cell table:number-columns-repeated="16381" table:style-name="ce6"/>
        </table:table-row>
        <table:table-row table:style-name="ro12">
          <table:table-cell office:value-type="string" table:number-columns-spanned="3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"/>
          <table:table-cell table:number-columns-repeated="16381" table:style-name="ce6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2" table:style-name="ce31"/>
          <table:table-cell table:number-columns-repeated="16381" table:style-name="ce6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dgdsfyh" table:expression="of:=[.#REF!]" table:base-cell-address="NTS0624.$A$1"/>
          <table:named-expression table:name="GraphData" table:expression="of:=['file:///T:/TSGB1998/SECTION1/1-13-98.XLS'#'TIS-INDEX'.$B$13:.$Q$44]~['file:///T:/TSGB1998/SECTION1/1-13-98.XLS'#'TIS-INDEX'.$E$9:.$R$9]" table:base-cell-address="NTS0624.$A$1"/>
          <table:named-range table:name="Print_Area" table:cell-range-address="NTS0624_2011-2013.$A$1:NTS0624_2011-2013.$F$57" table:base-cell-address="NTS0624_2011-2013.$A$1"/>
        </table:named-expressions>
      </table:table>
      <table:table table:name="NTS0624_2007-2009" table:style-name="ta3">
        <table:table-column table:style-name="co1" table:default-cell-style-name="ce39"/>
        <table:table-column table:style-name="co2" table:number-columns-repeated="2" table:default-cell-style-name="ce38"/>
        <table:table-column table:style-name="co3" table:number-columns-repeated="16381" table:default-cell-style-name="ce38"/>
        <table:table-row table:style-name="ro1">
          <table:table-cell office:value-type="string" table:style-name="ce35">
            <text:p>Department for Transport statistics</text:p>
          </table:table-cell>
          <table:table-cell table:style-name="ce36"/>
          <table:table-cell table:number-columns-repeated="16382" table:style-name="ce37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2" table:style-name="ce38"/>
          <table:table-cell table:number-columns-repeated="16381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0">
            <text:p>Table NTS0624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Details of involvement and injuries sustained in road accidents in previous 3 years: England, 2007/09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3">
          <table:table-cell table:style-name="ce41"/>
          <table:table-cell table:style-name="ce42"/>
          <table:table-cell table:style-name="ce43"/>
          <table:table-cell table:number-columns-repeated="16381" table:style-name="ce6"/>
        </table:table-row>
        <table:table-row table:style-name="ro4">
          <table:table-cell table:style-name="ce39"/>
          <table:table-cell office:value-type="string" table:number-columns-spanned="2" table:number-rows-spanned="1" table:style-name="ce62">
            <text:p>Percentage</text:p>
          </table:table-cell>
          <table:covered-table-cell/>
          <table:table-cell table:number-columns-repeated="16381" table:style-name="ce6"/>
        </table:table-row>
        <table:table-row table:style-name="ro5">
          <table:table-cell table:style-name="ce44"/>
          <table:table-cell office:value-type="string" table:style-name="ce45">
            <text:p>Injury accident</text:p>
          </table:table-cell>
          <table:table-cell office:value-type="string" table:style-name="ce45">
            <text:p>Non-injury accident</text:p>
          </table:table-cell>
          <table:table-cell table:number-columns-repeated="16381" table:style-name="ce39"/>
        </table:table-row>
        <table:table-row table:style-name="ro6">
          <table:table-cell office:value-type="string" table:style-name="ce39">
            <text:p>Respondent was:</text:p>
          </table:table-cell>
          <table:table-cell table:number-columns-repeated="2" table:style-name="ce46"/>
          <table:table-cell table:number-columns-repeated="16381" table:style-name="ce6"/>
        </table:table-row>
        <table:table-row table:style-name="ro2">
          <table:table-cell office:value-type="string" table:style-name="ce39">
            <text:p>Car occupant</text:p>
          </table:table-cell>
          <table:table-cell office:value-type="float" office:value="68.918838477299843" table:style-name="ce47">
            <text:p>69</text:p>
          </table:table-cell>
          <table:table-cell office:value-type="float" office:value="89.84036362927678" table:style-name="ce47">
            <text:p>90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Cyclist</text:p>
          </table:table-cell>
          <table:table-cell office:value-type="float" office:value="10.557723382037954" table:style-name="ce47">
            <text:p>11</text:p>
          </table:table-cell>
          <table:table-cell office:value-type="float" office:value="1.807840127975568" table:style-name="ce47">
            <text:p>2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Motorcyclist</text:p>
          </table:table-cell>
          <table:table-cell office:value-type="float" office:value="6.5774199608792205" table:style-name="ce47">
            <text:p>7</text:p>
          </table:table-cell>
          <table:table-cell office:value-type="float" office:value="0.96710127682662783" table:style-name="ce47">
            <text:p>1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Pedestrian</text:p>
          </table:table-cell>
          <table:table-cell office:value-type="float" office:value="7.5241906836846253" table:style-name="ce47">
            <text:p>8</text:p>
          </table:table-cell>
          <table:table-cell office:value-type="float" office:value="1.7664614307658026" table:style-name="ce47">
            <text:p>2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On / in another vehicle</text:p>
          </table:table-cell>
          <table:table-cell office:value-type="float" office:value="6.4218274960983726" table:style-name="ce47">
            <text:p>6</text:p>
          </table:table-cell>
          <table:table-cell office:value-type="float" office:value="5.6182335351552393" table:style-name="ce47">
            <text:p>6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.00000000000001" table:style-name="ce47">
            <text:p>100</text:p>
          </table:table-cell>
          <table:table-cell office:value-type="float" office:value="100.00000000000001" table:style-name="ce47">
            <text:p>10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ype of injury experienced<text:span text:style-name="T2">1</text:span>:</text:p>
          </table:table-cell>
          <table:table-cell table:number-columns-repeated="2" table:style-name="ce48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Whiplash</text:p>
          </table:table-cell>
          <table:table-cell office:value-type="float" office:value="55.260607902680015" table:style-name="ce47">
            <text:p>55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Minor bruising or minor cuts</text:p>
          </table:table-cell>
          <table:table-cell office:value-type="float" office:value="39.208931381045474" table:style-name="ce47">
            <text:p>39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light shock</text:p>
          </table:table-cell>
          <table:table-cell office:value-type="float" office:value="28.84022642646266" table:style-name="ce47">
            <text:p>29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Fracture / broken bones</text:p>
          </table:table-cell>
          <table:table-cell office:value-type="float" office:value="10.874006637645717" table:style-name="ce47">
            <text:p>1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prains</text:p>
          </table:table-cell>
          <table:table-cell office:value-type="float" office:value="10.336651444967945" table:style-name="ce47">
            <text:p>10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shock</text:p>
          </table:table-cell>
          <table:table-cell office:value-type="float" office:value="7.965293304683585" table:style-name="ce47">
            <text:p>8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Severe cuts</text:p>
          </table:table-cell>
          <table:table-cell office:value-type="float" office:value="6.3162085270512787" table:style-name="ce47">
            <text:p>6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oncussion</text:p>
          </table:table-cell>
          <table:table-cell office:value-type="float" office:value="4.8876409397145357" table:style-name="ce47">
            <text:p>5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Internal injuries</text:p>
          </table:table-cell>
          <table:table-cell office:value-type="float" office:value="3.9187135872610468" table:style-name="ce47">
            <text:p>4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Crushing</text:p>
          </table:table-cell>
          <table:table-cell office:value-type="float" office:value="2.6015529957394499" table:style-name="ce47">
            <text:p>3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Burns</text:p>
          </table:table-cell>
          <table:table-cell office:value-type="float" office:value="0.92596480770007172" table:style-name="ce47">
            <text:p>1</text:p>
          </table:table-cell>
          <table:table-cell office:value-type="string" table:style-name="ce47">
            <text:p>.</text:p>
          </table:table-cell>
          <table:table-cell table:style-name="ce38"/>
          <table:table-cell table:number-columns-repeated="2" table:style-name="ce49"/>
          <table:table-cell table:number-columns-repeated="16378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7.7372987157030364" table:style-name="ce47">
            <text:p>8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6">
          <table:table-cell office:value-type="string" table:style-name="ce39">
            <text:p>Medical attention<text:span text:style-name="T2">1</text:span>:</text:p>
          </table:table-cell>
          <table:table-cell table:number-columns-repeated="2" table:style-name="ce47"/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No medical attention</text:p>
          </table:table-cell>
          <table:table-cell office:value-type="float" office:value="24.296242356468404" table:style-name="ce47">
            <text:p>24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First aid at roadside</text:p>
          </table:table-cell>
          <table:table-cell office:value-type="float" office:value="16.642198095316235" table:style-name="ce47">
            <text:p>17</text:p>
          </table:table-cell>
          <table:table-cell office:value-type="string" table:style-name="ce47">
            <text:p>.</text:p>
          </table:table-cell>
          <table:table-cell table:number-columns-repeated="3" table:style-name="ce38"/>
          <table:table-cell table:number-columns-repeated="16378" table:style-name="ce6"/>
        </table:table-row>
        <table:table-row table:style-name="ro2">
          <table:table-cell office:value-type="string" table:style-name="ce39">
            <text:p>At GP surgery</text:p>
          </table:table-cell>
          <table:table-cell office:value-type="float" office:value="35.29778823221713" table:style-name="ce47">
            <text:p>35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 minor injuries unit</text:p>
          </table:table-cell>
          <table:table-cell office:value-type="float" office:value="4.2803392855853817" table:style-name="ce47">
            <text:p>4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At Accident and Emergency</text:p>
          </table:table-cell>
          <table:table-cell office:value-type="float" office:value="40.1792386834803" table:style-name="ce47">
            <text:p>40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7">
          <table:table-cell office:value-type="string" table:style-name="ce39">
            <text:p>As an inpatient in hospital<text:span text:style-name="T2">2</text:span></text:p>
          </table:table-cell>
          <table:table-cell office:value-type="float" office:value="5.9943164090051866" table:style-name="ce47">
            <text:p>6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Other</text:p>
          </table:table-cell>
          <table:table-cell office:value-type="float" office:value="6.0630775945931941" table:style-name="ce47">
            <text:p>6</text:p>
          </table:table-cell>
          <table:table-cell office:value-type="string" table:style-name="ce47">
            <text:p>.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Whether police awar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39">
            <text:p>Yes - attended scene</text:p>
          </table:table-cell>
          <table:table-cell office:value-type="float" office:value="42.469119781023117" table:style-name="ce47">
            <text:p>42</text:p>
          </table:table-cell>
          <table:table-cell office:value-type="float" office:value="18.34713031067642" table:style-name="ce47">
            <text:p>18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Yes - reported later</text:p>
          </table:table-cell>
          <table:table-cell office:value-type="float" office:value="15.182476695412456" table:style-name="ce47">
            <text:p>15</text:p>
          </table:table-cell>
          <table:table-cell office:value-type="float" office:value="12.0746182116422" table:style-name="ce47">
            <text:p>12</text:p>
          </table:table-cell>
          <table:table-cell table:number-columns-repeated="16381" table:style-name="ce6"/>
        </table:table-row>
        <table:table-row table:style-name="ro2">
          <table:table-cell office:value-type="string" table:style-name="ce39">
            <text:p>No</text:p>
          </table:table-cell>
          <table:table-cell office:value-type="float" office:value="42.348403523564428" table:style-name="ce47">
            <text:p>42</text:p>
          </table:table-cell>
          <table:table-cell office:value-type="float" office:value="69.578251477681377" table:style-name="ce47">
            <text:p>7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39">
            <text:p>Total</text:p>
          </table:table-cell>
          <table:table-cell office:value-type="float" office:value="100" table:style-name="ce47">
            <text:p>100</text:p>
          </table:table-cell>
          <table:table-cell office:value-type="float" office:value="100" table:style-name="ce47">
            <text:p>100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50">
            <text:p>Unweighted sample size:</text:p>
          </table:table-cell>
          <table:table-cell table:number-columns-repeated="2" table:style-name="ce47"/>
          <table:table-cell table:number-columns-repeated="16381" table:style-name="ce6"/>
        </table:table-row>
        <table:table-row table:style-name="ro2">
          <table:table-cell office:value-type="string" table:style-name="ce51">
            <text:p><text:s text:c="2"/>individuals (aged 16+)</text:p>
          </table:table-cell>
          <table:table-cell office:value-type="float" office:value="1292" table:style-name="ce52">
            <text:p>1,292</text:p>
          </table:table-cell>
          <table:table-cell office:value-type="float" office:value="3495" table:style-name="ce52">
            <text:p>3,495</text:p>
          </table:table-cell>
          <table:table-cell table:number-columns-repeated="16381" table:style-name="ce6"/>
        </table:table-row>
        <table:table-row table:style-name="ro2">
          <table:table-cell table:style-name="ce53"/>
          <table:table-cell table:number-columns-repeated="2" table:style-name="ce54"/>
          <table:table-cell table:number-columns-repeated="16381" table:style-name="ce6"/>
        </table:table-row>
        <table:table-row table:style-name="ro2">
          <table:table-cell office:value-type="string" table:style-name="ce31">
            <text:p>1 Percentages sum to more than 100 as more than one answer may be given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office:value-type="string" table:style-name="ce31">
            <text:p>2 At least one night spent on a hospital ward.</text:p>
          </table:table-cell>
          <table:table-cell table:number-columns-repeated="2" table:style-name="ce55"/>
          <table:table-cell table:number-columns-repeated="16381" table:style-name="ce6"/>
        </table:table-row>
        <table:table-row table:style-name="ro2">
          <table:table-cell table:style-name="ce56"/>
          <table:table-cell table:number-columns-repeated="2" table:style-name="ce31"/>
          <table:table-cell table:number-columns-repeated="16381" table:style-name="ce6"/>
        </table:table-row>
        <table:table-row table:style-name="ro2">
          <table:table-cell office:value-type="string" table:style-name="ce57">
            <text:p>Telephone: 020 7944 3097</text:p>
          </table:table-cell>
          <table:table-cell table:style-name="ce38"/>
          <table:table-cell office:value-type="string" table:style-name="ce58">
            <text:p>Source: National Travel Survey</text:p>
          </table:table-cell>
          <table:table-cell table:number-columns-repeated="9" table:style-name="ce38"/>
          <table:table-cell table:number-columns-repeated="16372" table:style-name="ce6"/>
        </table:table-row>
        <table:table-row table:style-name="ro2">
          <table:table-cell office:value-type="string" table:style-name="ce57">
            <text:p>Email: national.travelsurvey@dft.gsi.gov.uk</text:p>
          </table:table-cell>
          <table:table-cell table:style-name="ce38"/>
          <table:table-cell table:style-name="ce58"/>
          <table:table-cell table:number-columns-repeated="9" table:style-name="ce38"/>
          <table:table-cell table:number-columns-repeated="16372" table:style-name="ce6"/>
        </table:table-row>
        <table:table-row table:style-name="ro2">
          <table:table-cell office:value-type="string" table:style-name="ce29">
            <text:p><text:a xlink:href="https://www.gov.uk/government/publications/national-travel-survey-2013">Notes &amp; definitions</text:a></text:p>
          </table:table-cell>
          <table:table-cell table:style-name="ce38"/>
          <table:table-cell table:style-name="ce58"/>
          <table:table-cell table:number-columns-repeated="9" table:style-name="ce38"/>
          <table:table-cell table:number-columns-repeated="16372" table:style-name="ce6"/>
        </table:table-row>
        <table:table-row table:style-name="ro2">
          <table:table-cell table:style-name="ce38"/>
          <table:table-cell table:number-columns-repeated="2" table:style-name="ce59"/>
          <table:table-cell table:number-columns-repeated="9" table:style-name="ce38"/>
          <table:table-cell table:number-columns-repeated="16372" table:style-name="ce6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1" table:style-name="ce38"/>
          <table:table-cell table:number-columns-repeated="16372" table:style-name="ce6"/>
        </table:table-row>
        <table:table-row table:style-name="ro14">
          <table:table-cell table:style-name="ce39"/>
          <table:table-cell table:number-columns-repeated="11" table:style-name="ce38"/>
          <table:table-cell table:number-columns-repeated="16372" table:style-name="ce6"/>
        </table:table-row>
        <table:table-row table:style-name="ro8">
          <table:table-cell office:value-type="string" table:number-columns-spanned="3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2"/>
          <table:table-cell table:number-columns-repeated="9" table:style-name="ce31"/>
          <table:table-cell table:number-columns-repeated="16372" table:style-name="ce6"/>
        </table:table-row>
        <table:table-row table:style-name="ro9">
          <table:table-cell office:value-type="string" table:number-columns-spanned="3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2"/>
          <table:table-cell table:number-columns-repeated="9" table:style-name="ce61"/>
          <table:table-cell table:number-columns-repeated="16372" table:style-name="ce6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 table:style-name="ce6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dgdsfyh" table:expression="of:=[.#REF!]" table:base-cell-address="NTS0624.$A$1"/>
          <table:named-expression table:name="GraphData" table:expression="of:=['file:///T:/TSGB1998/SECTION1/1-13-98.XLS'#'TIS-INDEX'.$B$13:.$Q$44]~['file:///T:/TSGB1998/SECTION1/1-13-98.XLS'#'TIS-INDEX'.$E$9:.$R$9]" table:base-cell-address="NTS0624.$A$1"/>
          <table:named-range table:name="Print_Area" table:cell-range-address="NTS0624_2007-2009.$A$1:NTS0624_2007-2009.$F$57" table:base-cell-address="NTS0624_2007-2009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24.$A$1"/>
        <table:named-expression table:name="activeCell" table:expression="of:=[.#REF!]" table:base-cell-address="NTS0624.$A$1"/>
        <table:named-range table:name="ayear" table:cell-range-address="'file:///W:/SECTION1/1-15-98.XLS'#RAWDATA.$J$2" table:base-cell-address="NTS0624.$A$1"/>
        <table:named-range table:name="byear" table:cell-range-address="'file:///W:/SECTION1/1-15-98.XLS'#RAWDATA.$L$2" table:base-cell-address="NTS0624.$A$1"/>
        <table:named-expression table:name="CategoryTitle" table:expression="of:=[.#REF!]" table:base-cell-address="NTS062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24.$A$1"/>
        <table:named-range table:name="cyear" table:cell-range-address="'file:///W:/SECTION1/1-15-98.XLS'#RAWDATA.$J$2" table:base-cell-address="NTS0624.$A$1"/>
        <table:named-expression table:name="dgdsfyh" table:expression="of:=[.#REF!]" table:base-cell-address="NTS0624.$A$1"/>
        <table:named-expression table:name="Dialog" table:expression="of:='http://www.dft.gov.uk/TSGB00/8-01-98.XLS'#$$Dialog" table:base-cell-address="NTS0624.$A$1"/>
        <table:named-expression table:name="dialog2" table:expression="of:='http://www.dft.gov.uk/TSGB00/8-01-98.XLS'#$$dialog2" table:base-cell-address="NTS0624.$A$1"/>
        <table:named-expression table:name="fayear" table:expression="of:=[.#REF!]" table:base-cell-address="NTS0624.$A$1"/>
        <table:named-expression table:name="fdafda" table:expression="of:=[.#REF!]" table:base-cell-address="NTS0624.$A$1"/>
        <table:named-range table:name="fendyear" table:cell-range-address="'file:///W:/SECTION1/1-15-98.XLS'#RAWDATA.$L$2" table:base-cell-address="NTS0624.$A$1"/>
        <table:named-range table:name="ffyear" table:cell-range-address="'file:///W:/SECTION1/1-15-98.XLS'#RAWDATA.$J$2" table:base-cell-address="NTS0624.$A$1"/>
        <table:named-expression table:name="Footnotes" table:expression="of:=[.#REF!]" table:base-cell-address="NTS0624.$A$1"/>
        <table:named-range table:name="fyear" table:cell-range-address="'file:///W:/SECTION1/1-15-98.XLS'#RAWDATA.$J$2" table:base-cell-address="NTS0624.$A$1"/>
        <table:named-expression table:name="fyear2" table:expression="of:=[.#REF!]" table:base-cell-address="NTS0624.$A$1"/>
        <table:named-expression table:name="GraphData" table:expression="of:=['file://Fs5/afp6$/TSGB1998/SECTION1/1-13-98.XLS'#'TIS-INDEX'.$B$13:.$Q$44]~['file://Fs5/afp6$/TSGB1998/SECTION1/1-13-98.XLS'#'TIS-INDEX'.$E$9:.$R$9]" table:base-cell-address="NTS0624.$A$1"/>
        <table:named-expression table:name="GraphTitle" table:expression="of:=[.#REF!]" table:base-cell-address="NTS0624.$A$1"/>
        <table:named-expression table:name="MACRO" table:expression="of:=#N/A" table:base-cell-address="NTS062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4.$A$1"/>
        <table:named-expression table:name="new_dialog" table:expression="of:='file://tslan10/COMQ/TSGB00/8-01-98.XLS'#$$Dialog" table:base-cell-address="NTS0624.$A$1"/>
        <table:named-expression table:name="new_table" table:expression="of:=[.#REF!]" table:base-cell-address="NTS0624.$A$1"/>
        <table:named-expression table:name="OldData" table:expression="of:=[.#REF!]" table:base-cell-address="NTS0624.$A$1"/>
        <table:named-expression table:name="Print_Area" table:expression="of:=[.#REF!]" table:base-cell-address="NTS0624.$A$1"/>
        <table:named-expression table:name="printarea" table:expression="of:=[.#REF!]" table:base-cell-address="NTS0624.$A$1"/>
        <table:named-expression table:name="PUBLISH1998_Print_Area" table:expression="of:=[.#REF!]" table:base-cell-address="NTS0624.$A$1"/>
        <table:named-expression table:name="TABA1_2" table:expression="of:=#N/A" table:base-cell-address="NTS0624.$A$1"/>
        <table:named-expression table:name="TABA3" table:expression="of:=#N/A" table:base-cell-address="NTS0624.$A$1"/>
        <table:named-expression table:name="TABB1_2" table:expression="of:=#N/A" table:base-cell-address="NTS0624.$A$1"/>
        <table:named-expression table:name="TableTitle" table:expression="of:=[.#REF!]" table:base-cell-address="NTS0624.$A$1"/>
        <table:named-expression table:name="testing" table:expression="of:=[.#REF!]" table:base-cell-address="NTS0624.$A$1"/>
        <table:named-expression table:name="ValueTitle" table:expression="of:=[.#REF!]" table:base-cell-address="NTS0624.$A$1"/>
        <table:named-expression table:name="year" table:expression="of:=[.#REF!]" table:base-cell-address="NTS062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">
      <number:number number:decimal-places="3" number:min-integer-digits="1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2:56:55Z</meta:creation-date>
    <dc:date>2017-07-25T11:28:27Z</dc:date>
    <meta:print-date>2017-07-21T09:24:15Z</meta:print-date>
  </office:meta>
</office:document-meta>
</file>